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94196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94196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4196" style:font-size-asian="10pt" style:font-size-complex="10pt"/>
    </style:style>
    <style:style style:name="P7" style:family="paragraph" style:parent-style-name="UrbanTitle">
      <style:text-properties style:font-name="arial" officeooo:paragraph-rsid="00194196"/>
    </style:style>
    <style:style style:name="P8" style:family="paragraph" style:parent-style-name="UrbanTitle">
      <style:text-properties style:font-name="arial" style:text-underline-style="none" officeooo:paragraph-rsid="00194196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1c3a8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officeooo:paragraph-rsid="001c3a83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fo:font-weight="normal" officeooo:rsid="001c3a83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officeooo:rsid="001c3a83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1"><text:span text:style-name="T6"><office:annotation><dc:creator>Gauthier Bastien</dc:creator><dc:date>2011-01-13T14:56:41</dc:date><text:p text:style-name="P12">do text</text:p><text:p text:style-name="P12">from document(at=tlpe, format='odt')</text:p></office:annotation></text:span><text:span text:style-name="T7">Import depuis </text:span><text:span text:style-name="T9">tlpe</text:span><text:span text:style-name="T7">.odt</text:span></text:p>
            <text:p text:style-name="P10"><text:span text:style-name="T7"/></text:p>
            <text:p text:style-name="P5">RECOMMANDE</text:p>
          </table:table-cell>
        </table:table-row>
      </table:table>
      <text:p text:style-name="P7"/>
      <text:p text:style-name="P7"/>
      <text:p text:style-name="P8">Déclaration urbanistique préalable</text:p>
      <text:p text:style-name="P2"/>
      <text:p text:style-name="P9"/>
      <text:p text:style-name="P2"/>
      <text:p text:style-name="P2"><office:annotation><dc:creator>Gauthier Bastien</dc:creator><dc:date>2011-02-16T16:12:24</dc:date><text:p text:style-name="P12">do text if len(self.getApplicants()) &gt; 1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do text if not len(self.getApplicants()) &gt; 1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/>
      <text:p text:style-name="P2"/>
      <text:p text:style-name="P3">Monsieur le Fonctionnaire délégué,</text:p>
      <text:p text:style-name="P3"/>
      <text:p text:style-name="P3"><office:annotation><dc:creator>Gauthier Bastien</dc:creator><dc:date>2011-09-06T13:21:08</dc:date><text:p text:style-name="P12">do text if len(self.getApplicants()) &gt; 1 and self.getLastCollegeReport().getDecision() == 'favorable'</text:p></office:annotation>Par la présente, nous vous transmettons copie de la délibération envoyée à <text:text-input text:description="Demandeurs">self.getApplicantsSignaletic()</text:text-input>, leur signifiant que notre Collège communal, en séance du <text:text-input text:description="Date du collège">tool.formatDate(self.getLastCollegeReport().getEventDate())</text:text-input>, a considéré comme <text:span text:style-name="T3"><text:text-input text:description="">self.getReceivability().upper()</text:text-input></text:span>, la déclaration dont question sous objet.</text:p>
      <text:p text:style-name="P3"><office:annotation><dc:creator>Gauthier Bastien</dc:creator><dc:date>2011-09-06T13:21:08</dc:date><text:p text:style-name="P12">do text if len(self.getApplicants()) == 1 and self.getLastCollegeReport().getDecision() == 'favorable'</text:p></office:annotation>Par la présente, nous vous transmettons copie de la délibération envoyée à <text:text-input text:description="Demandeurs">self.getApplicantsSignaletic()</text:text-input>, lui signifiant que notre Collège communal, en séance du <text:text-input text:description="Date du collège">tool.formatDate(self.getLastCollegeReport().getEventDate())</text:text-input>, a considéré comme <text:span text:style-name="T3"><text:text-input text:description="">self.getReceivability().upper()</text:text-input></text:span>, la déclaration dont question sous objet.</text:p>
      <text:p text:style-name="P3"/>
      <text:p text:style-name="P3">Vous souhaitant bonne réception de la présente et de son annexe, nous vous prions d’agréer, Monsieur le Fonctionnaire délégué, l’assurance de notre considération distinguée. </text:p>
      <text:p text:style-name="P3"/>
      <text:p text:style-name="P3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3:44.485084627</dc:date>
    <dc:language>fr-FR</dc:language>
    <meta:editing-cycles>79</meta:editing-cycles>
    <meta:editing-duration>P1DT9H45M55S</meta:editing-duration>
    <meta:document-statistic meta:table-count="1" meta:image-count="0" meta:object-count="0" meta:page-count="1" meta:paragraph-count="15" meta:word-count="156" meta:character-count="1215" meta:non-whitespace-character-count="1104"/>
    <meta:user-defined meta:name="Info 1"/>
    <meta:user-defined meta:name="Info 2"/>
    <meta:user-defined meta:name="Info 3"/>
    <meta:user-defined meta:name="Info 4"/>
  </office:meta>
</office:document-meta>
</file>